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290" officeooo:paragraph-rsid="001fa290"/>
    </style:style>
    <style:style style:name="T1" style:family="text">
      <style:text-properties officeooo:rsid="00216a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my favorite is cook something could be beneficial for health, I was child, I used to help my mom preparing meal for my family, I like cook <text:s/>eggs fry,<text:span text:style-name="T1">boiled </text:span><text:s/>egg, <text:span text:style-name="T1">boiled vegetables ..etc,</text:span> today i want to share you guys how to cook <text:span text:style-name="T1">boiled eggs without firer and time to waiting. I need to prepare a electronic cooker that used to cook rice. Next, you have to take some eggs from maybe market, any where I can, make sure that the eggs was cleaned, if you don’t clean them, they can make you get some problem with your stomach, and then cao cao always looks forward to meet you anywhen… next step, you will take some watter inside cooker and put the eggs in it. Finaly, I just need to supply energy and turn on cooker, don’t forget check your cook button before go away it,and then all things I have to do, just take you phone and listen your favorite music, relaxing until cooker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9:44:01.725863326</meta:creation-date>
    <dc:date>2018-10-27T10:13:13.533304187</dc:date>
    <meta:editing-duration>PT8M11S</meta:editing-duration>
    <meta:editing-cycles>1</meta:editing-cycles>
    <meta:generator>LibreOffice/5.1.6.2$Linux_X86_64 LibreOffice_project/10m0$Build-2</meta:generator>
    <meta:document-statistic meta:table-count="0" meta:image-count="0" meta:object-count="0" meta:page-count="1" meta:paragraph-count="1" meta:word-count="168" meta:character-count="889" meta:non-whitespace-character-count="720"/>
  </office:meta>
</office:document-meta>
</file>